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officeooo:rsid="00181942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officeooo:rsid="00181942" officeooo:paragraph-rsid="0018194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officeooo:paragraph-rsid="00202133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officeooo:rsid="001ecdec" officeooo:paragraph-rsid="0020213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style="italic" officeooo:rsid="00181942" officeooo:paragraph-rsid="00181942" style:font-size-asian="12.25pt" style:font-style-asian="italic" style:font-size-complex="14pt" style:font-style-complex="italic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bffff"/>
    </style:style>
    <style:style style:name="P7" style:family="paragraph" style:parent-style-name="Standard">
      <style:paragraph-properties fo:text-align="start" style:justify-single-word="false"/>
      <style:text-properties fo:font-size="13pt" fo:language="ru" fo:country="RU" style:text-underline-style="solid" style:text-underline-width="auto" style:text-underline-color="font-color" fo:font-weight="normal" officeooo:rsid="001bffff" officeooo:paragraph-rsid="001bffff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language="ru" fo:country="RU" style:text-underline-style="none" fo:font-weight="normal" officeooo:rsid="001bffff" officeooo:paragraph-rsid="001bffff" style:font-size-asian="13pt" style:font-weight-asian="normal" style:font-size-complex="13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language="en" fo:country="US" officeooo:rsid="002355e4" officeooo:paragraph-rsid="002355e4" style:font-size-asian="12.25pt" style:font-size-complex="14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officeooo:rsid="00208339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ru" fo:country="RU" fo:font-style="italic" fo:font-weight="bold" officeooo:rsid="00181942" style:font-size-asian="12.25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language="ru" fo:country="RU" officeooo:rsid="00181942" style:font-size-asian="12.25pt" style:font-size-complex="14pt"/>
    </style:style>
    <style:style style:name="T6" style:family="text">
      <style:text-properties fo:font-size="14pt" fo:language="en" fo:country="US" officeooo:rsid="00181942" style:font-size-asian="12.25pt" style:font-size-complex="14pt"/>
    </style:style>
    <style:style style:name="T7" style:family="text">
      <style:text-properties fo:font-size="14pt" fo:language="ru" fo:country="RU" officeooo:rsid="00202133" style:font-size-asian="12.25pt" style:font-size-complex="14pt"/>
    </style:style>
    <style:style style:name="T8" style:family="text">
      <style:text-properties fo:font-size="14pt" fo:language="en" fo:country="US" fo:font-weight="bold" officeooo:rsid="001ecdec" style:font-size-asian="12.25pt" style:font-weight-asian="bold" style:font-size-complex="14pt" style:font-weight-complex="bold"/>
    </style:style>
    <style:style style:name="T9" style:family="text">
      <style:text-properties fo:font-size="14pt" fo:language="en" fo:country="US" officeooo:rsid="001ecdec" style:font-size-asian="12.25pt" style:font-size-complex="14pt"/>
    </style:style>
    <style:style style:name="T10" style:family="text">
      <style:text-properties fo:font-size="14pt" fo:language="en" fo:country="US" style:text-underline-style="solid" style:text-underline-width="auto" style:text-underline-color="font-color" officeooo:rsid="001ecdec" style:font-size-asian="12.25pt" style:font-size-complex="14pt"/>
    </style:style>
    <style:style style:name="T11" style:family="text">
      <style:text-properties fo:font-size="14pt" fo:language="ru" fo:country="RU" style:text-underline-style="solid" style:text-underline-width="auto" style:text-underline-color="font-color" officeooo:rsid="001ecdec" style:font-size-asian="12.25pt" style:font-size-complex="14pt"/>
    </style:style>
    <style:style style:name="T12" style:family="text">
      <style:text-properties fo:font-size="14pt" fo:language="ru" fo:country="RU" officeooo:rsid="001ecdec" style:font-size-asian="12.25pt" style:font-size-complex="14pt"/>
    </style:style>
    <style:style style:name="T13" style:family="text">
      <style:text-properties fo:font-size="14pt" fo:language="en" fo:country="US" fo:font-weight="bold" officeooo:rsid="00202133" style:font-size-asian="12.25pt" style:font-weight-asian="bold" style:font-size-complex="14pt" style:font-weight-complex="bold"/>
    </style:style>
    <style:style style:name="T14" style:family="text">
      <style:text-properties fo:font-size="14pt" fo:language="en" fo:country="US" officeooo:rsid="00202133" style:font-size-asian="12.25pt" style:font-size-complex="14pt"/>
    </style:style>
    <style:style style:name="T15" style:family="text">
      <style:text-properties fo:font-size="14pt" fo:language="ru" fo:country="RU" fo:font-weight="bold" officeooo:rsid="001bffff" style:font-size-asian="12.25pt" style:font-weight-asian="bold" style:font-size-complex="14pt" style:font-weight-complex="bold"/>
    </style:style>
    <style:style style:name="T16" style:family="text">
      <style:text-properties fo:font-variant="normal" fo:text-transform="none" fo:font-family="Arial" fo:font-size="10pt" fo:font-style="normal" fo:font-weight="bold"/>
    </style:style>
    <style:style style:name="T17" style:family="text">
      <style:text-properties fo:font-size="14pt" fo:language="ru" fo:country="RU" officeooo:rsid="001bffff" style:font-size-asian="12.25pt" style:font-size-complex="14pt"/>
    </style:style>
    <style:style style:name="T18" style:family="text">
      <style:text-properties fo:font-size="14pt" fo:language="ru" fo:country="RU" style:text-underline-style="solid" style:text-underline-width="auto" style:text-underline-color="font-color" officeooo:rsid="001bffff" style:font-size-asian="12.25pt" style:font-size-complex="14pt"/>
    </style:style>
    <style:style style:name="T19" style:family="text">
      <style:text-properties fo:font-size="14pt" fo:language="ru" fo:country="RU" fo:font-weight="bold" officeooo:rsid="00181942" style:font-size-asian="12.25pt" style:font-weight-asian="bold" style:font-size-complex="14pt" style:font-weight-complex="bold"/>
    </style:style>
    <style:style style:name="T20" style:family="text">
      <style:text-properties fo:font-size="14pt" fo:language="ru" fo:country="RU" officeooo:rsid="001e0bdc" style:font-size-asian="12.25pt" style:font-size-complex="14pt"/>
    </style:style>
    <style:style style:name="T21" style:family="text">
      <style:text-properties fo:font-size="14pt" fo:language="ru" fo:country="RU" officeooo:rsid="00224cfa" style:font-size-asian="12.25pt" style:font-size-complex="14pt"/>
    </style:style>
    <style:style style:name="T22" style:family="text">
      <style:text-properties fo:font-size="14pt" fo:language="ru" fo:country="RU" officeooo:rsid="0019acdc" style:font-size-asian="12.25pt" style:font-size-complex="14pt"/>
    </style:style>
    <style:style style:name="T23" style:family="text">
      <style:text-properties fo:font-size="14pt" fo:language="en" fo:country="US" officeooo:rsid="0019acdc" style:font-size-asian="12.25pt" style:font-size-complex="14pt"/>
    </style:style>
    <style:style style:name="T24" style:family="text">
      <style:text-properties fo:font-size="14pt" fo:language="en" fo:country="US" officeooo:rsid="00224cfa" style:font-size-asian="12.25pt" style:font-size-complex="14pt"/>
    </style:style>
    <style:style style:name="T25" style:family="text">
      <style:text-properties fo:font-size="14pt" fo:language="ru" fo:country="RU" fo:font-weight="bold" officeooo:rsid="0019acdc" style:font-size-asian="12.25pt" style:font-weight-asian="bold" style:font-size-complex="14pt" style:font-weight-complex="bold"/>
    </style:style>
    <style:style style:name="T26" style:family="text">
      <style:text-properties fo:font-size="13pt" fo:language="ru" fo:country="RU" style:text-underline-style="none" fo:font-weight="normal" officeooo:rsid="001a9fb2" style:font-size-asian="13pt" style:font-weight-asian="normal" style:font-size-complex="13pt" style:font-weight-complex="normal"/>
    </style:style>
    <style:style style:name="T27" style:family="text">
      <style:text-properties fo:font-size="13pt" fo:language="ru" fo:country="RU" style:text-underline-style="none" fo:font-weight="normal" officeooo:rsid="0019acdc" style:font-size-asian="13pt" style:font-weight-asian="normal" style:font-size-complex="13pt" style:font-weight-complex="normal"/>
    </style:style>
    <style:style style:name="T28" style:family="text">
      <style:text-properties fo:font-size="13pt" fo:language="ru" fo:country="RU" style:text-underline-style="none" fo:font-weight="normal" officeooo:rsid="001e0bdc" style:font-size-asian="13pt" style:font-weight-asian="normal" style:font-size-complex="13pt" style:font-weight-complex="normal"/>
    </style:style>
    <style:style style:name="T29" style:family="text">
      <style:text-properties fo:font-size="13pt" fo:language="ru" fo:country="RU" style:text-underline-style="solid" style:text-underline-width="auto" style:text-underline-color="font-color" fo:font-weight="normal" officeooo:rsid="001bffff" style:font-size-asian="13pt" style:font-weight-asian="normal" style:font-size-complex="13pt" style:font-weight-complex="normal"/>
    </style:style>
    <style:style style:name="T30" style:family="text">
      <style:text-properties fo:font-size="13pt" fo:language="ru" fo:country="RU" style:text-underline-style="none" fo:font-weight="bold" officeooo:rsid="001a9fb2" style:font-size-asian="13pt" style:font-weight-asian="bold" style:font-size-complex="13pt" style:font-weight-complex="bold"/>
    </style:style>
    <style:style style:name="T31" style:family="text">
      <style:text-properties fo:font-size="13pt" fo:language="ru" fo:country="RU" style:text-underline-style="none" fo:font-weight="bold" officeooo:rsid="001bffff" style:font-size-asian="13pt" style:font-weight-asian="bold" style:font-size-complex="13pt" style:font-weight-complex="bold"/>
    </style:style>
    <style:style style:name="T32" style:family="text">
      <style:text-properties fo:font-size="13pt" fo:language="ru" fo:country="RU" style:text-underline-style="none" fo:font-weight="normal" officeooo:rsid="00224cfa" style:font-size-asian="13pt" style:font-weight-asian="normal" style:font-size-complex="13pt" style:font-weight-complex="normal"/>
    </style:style>
    <style:style style:name="T33" style:family="text">
      <style:text-properties fo:language="ru" fo:country="RU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unknown</text:p>
      <text:p text:style-name="P2"><text:span text:style-name="T1">Авторы:</text:span> Маслов Максим, Пасков Назар<text:span text:style-name="T2">(ответственный)</text:span></text:p>
      <text:p text:style-name="P2"/>
      <text:p text:style-name="P2"><text:span text:style-name="T1">Описание проекта:</text:span><text:span text:style-name="T3"> </text:span>Ты играешь за персонажа, который заходит в разные двери и там может быть все что угодно(например черная дыра, лабиринты, монстры и тд)</text:p>
      <text:p text:style-name="P2"/>
      <text:p text:style-name="P3"><text:span text:style-name="T4">Функционал проекта</text:span><text:span text:style-name="T5">: Библиотеки(</text:span><text:span text:style-name="T6">Arcade, math </text:span><text:span text:style-name="T5">и ...), функционал(</text:span><text:span text:style-name="T6">Arcade </text:span><text:span text:style-name="T5">берет на себя физику, мы делаем полное управление, большинство текстур, персонажей </text:span><text:span text:style-name="T7">и </text:span><text:span text:style-name="T5">всю логику событий.)</text:span></text:p>
      <text:p text:style-name="P3"><text:span text:style-name="T5"><text:s/></text:span><text:span text:style-name="T8">Person</text:span><text:span text:style-name="T9">(</text:span><text:span text:style-name="T10">xp</text:span><text:span text:style-name="T11"> </text:span><text:span text:style-name="T9">- </text:span><text:span text:style-name="T12">жизни (100, 150, 200)</text:span><text:span text:style-name="T9">, </text:span><text:span text:style-name="T10">speed</text:span><text:span text:style-name="T9"> <text:s/>- </text:span><text:span text:style-name="T12">скорость(1, 2, 3)</text:span><text:span text:style-name="T9">, </text:span><text:span text:style-name="T10">ability </text:span><text:span text:style-name="T9">– </text:span><text:span text:style-name="T12">способность(1, 2, 3))</text:span><text:span text:style-name="T9">|||</text:span></text:p>
      <text:p text:style-name="P3"><text:span text:style-name="T9"><text:s/></text:span><text:span text:style-name="T8">Mobs</text:span><text:span text:style-name="T9">(</text:span><text:span text:style-name="T10">xp</text:span><text:span text:style-name="T12"> </text:span><text:span text:style-name="T9">- </text:span><text:span text:style-name="T12">жизни (100, 150, 200), </text:span><text:span text:style-name="T10">speed</text:span><text:span text:style-name="T9"> <text:s/>- </text:span><text:span text:style-name="T12">скорость(1, 2, 3), </text:span><text:span text:style-name="T11">armament</text:span><text:span text:style-name="T12"> — вооружение(</text:span><text:span text:style-name="T9">1, </text:span><text:span text:style-name="T12">2, 3, 4, 5, 6, 7, 8, 9, 10 — будет пять, сейчас на стадии расчета. </text:span><text:span text:style-name="T7">ц</text:span><text:span text:style-name="T12">ифра это номер функции которая будет накладываться на врага)</text:span><text:span text:style-name="T9">|||</text:span></text:p>
      <text:p text:style-name="P3"><text:span text:style-name="T9"><text:s/></text:span><text:span text:style-name="T8">Bo</text:span><text:span text:style-name="T13">s</text:span><text:span text:style-name="T8">s</text:span><text:span text:style-name="T9">(</text:span><text:span text:style-name="T10">xp</text:span><text:span text:style-name="T12"> </text:span><text:span text:style-name="T9">- </text:span><text:span text:style-name="T12">жизни (</text:span><text:span text:style-name="T9">250, </text:span><text:span text:style-name="T14">300</text:span><text:span text:style-name="T12">), </text:span><text:span text:style-name="T10">speed</text:span><text:span text:style-name="T9"> <text:s/>- </text:span><text:span text:style-name="T12">скорость(1), </text:span><text:span text:style-name="T11">armament</text:span><text:span text:style-name="T12"> — вооружение(</text:span><text:span text:style-name="T14">1, 2</text:span><text:span text:style-name="T12"> - </text:span><text:span text:style-name="T7">ц</text:span><text:span text:style-name="T12">ифра это номер функции которая будет накладываться на персонажа)</text:span></text:p>
      <text:p text:style-name="P4"/>
      <text:p text:style-name="P5">Дедлайны проекта:</text:p>
      <text:list text:style-name="L1">
        <text:list-item>
          <text:p text:style-name="P6"><text:span text:style-name="T15">Дедлайн(</text:span><text:span text:style-name="T16">Создание команд. Описание проекта</text:span> <text:span text:style-name="T15">)</text:span><text:span text:style-name="T17"> — создание команд</text:span><text:span text:style-name="T18">(23 ноября)</text:span></text:p>
        </text:list-item>
        <text:list-item>
          <text:p text:style-name="P6"><text:span text:style-name="T15">Дедлайн(</text:span><text:span text:style-name="T16">Задание (ТЗ)</text:span> <text:span text:style-name="T15">)</text:span><text:span text:style-name="T17"> — ТЗ</text:span><text:span text:style-name="T18">(30 ноября)</text:span></text:p>
        </text:list-item>
        <text:list-item>
          <text:p text:style-name="P6"><text:span text:style-name="T19">Дедлайн</text:span><text:span text:style-name="T15">(</text:span><text:span text:style-name="T16">ТЗ+Часть задания выполнена</text:span> <text:span text:style-name="T15">)</text:span><text:span text:style-name="T19"> </text:span><text:span text:style-name="T5"><text:s/>— разбиты классы и функции</text:span><text:span text:style-name="T20">(70%- </text:span><text:span text:style-name="T21">т.е. Есть основы передвижения, параметры и текстуры, но все полностью не реализовано</text:span><text:span text:style-name="T20">).</text:span><text:span text:style-name="T5"> </text:span><text:span text:style-name="T21">Назар рисует примерные текстуры и вид персонажей. Максим прописывает их данные и параметры и отдельный файл для понимания. Дальше все обсуждаем и понимаем, что изменить. </text:span><text:span text:style-name="T22">Начало физического движка</text:span><text:span text:style-name="T17">(</text:span><text:span text:style-name="T18">14 декабря)</text:span></text:p>
        </text:list-item>
        <text:list-item>
          <text:p text:style-name="P6"><text:span text:style-name="T19">Дедлайн</text:span><text:span text:style-name="T15">(</text:span><text:span text:style-name="T16">Код+Работающая часть проекта</text:span> <text:span text:style-name="T15">)</text:span><text:span text:style-name="T19"> </text:span><text:span text:style-name="T5"><text:s/>— </text:span><text:span text:style-name="T22">сделаны окна( стартовое, выбора уровня, само окно уровня, пауза, финальное окно). Есть почти все </text:span><text:span text:style-name="T23">collide. </text:span><text:span text:style-name="T24">Р</text:span><text:span text:style-name="T21">азработка</text:span><text:span text:style-name="T22"> физического движка. Разработка уровней</text:span><text:span text:style-name="T18">(28 декабря)</text:span></text:p>
        </text:list-item>
        <text:list-item>
          <text:p text:style-name="P6"><text:span text:style-name="T25">Дедлайн</text:span><text:span text:style-name="T15">(</text:span><text:span text:style-name="T16">Код+Работающая часть+Черновик пояснительной записки и презентации</text:span> <text:span text:style-name="T15"><text:s/>)</text:span><text:span text:style-name="T22">— <text:s/>Хранение данных(</text:span><text:span text:style-name="T23">txt</text:span><text:span text:style-name="T22"> или бд), </text:span><text:span text:style-name="T21">п</text:span><text:span text:style-name="T26">одсчет результатов</text:span><text:span text:style-name="T27">. Завершение создания всех уровней, логики и персонажей. Добавлена камера, система частиц и звуки. </text:span><text:span text:style-name="T28">Анимации </text:span><text:span text:style-name="T26">+ черновик пояснительной записки и презентации</text:span><text:span text:style-name="T29">(19 января)</text:span></text:p>
        </text:list-item>
        <text:list-item>
          <text:p text:style-name="P6"><text:span text:style-name="T30">Дедлайн</text:span><text:span text:style-name="T31">(</text:span><text:span text:style-name="T16">Код+Пояснительная записка+Презентация+Почти Все работает</text:span> <text:span text:style-name="T31">)</text:span><text:span text:style-name="T30"> <text:s/></text:span><text:span text:style-name="T26">— <text:s/></text:span><text:span text:style-name="T32">И</text:span><text:span text:style-name="T26">справление багов и проблем + презентация и пояснительная записка</text:span><text:span text:style-name="T29">(23 января)</text:span></text:p>
        </text:list-item>
        <text:list-item>
          <text:p text:style-name="P6"><text:span text:style-name="T30">Дедлайн</text:span><text:span text:style-name="T31">(</text:span><text:span text:style-name="T16">Все готово</text:span> <text:span text:style-name="T31">)</text:span><text:span text:style-name="T30"> <text:s/></text:span><text:span text:style-name="T26">— ВСЕ ГОТОВО</text:span><text:span text:style-name="T29">(26 января)</text:span></text:p>
        </text:list-item>
      </text:list>
      <text:p text:style-name="P7"/>
      <text:p text:style-name="P8">Архитектура проекта:</text:p>
      <text:list text:style-name="L2">
        <text:list-item>
          <text:p text:style-name="P9">v5 <text:span text:style-name="T33">(или любая другая цифра) — папка проекта</text:span></text:p>
        </text:list-item>
        <text:list-item>
          <text:p text:style-name="P9">mobs – <text:span text:style-name="T33">текстуры мобов</text:span></text:p>
        </text:list-item>
        <text:list-item>
          <text:p text:style-name="P9">person – <text:span text:style-name="T33">текстуры персонажей</text:span></text:p>
        </text:list-item>
        <text:list-item>
          <text:p text:style-name="P9">texture – <text:span text:style-name="T33">все текстуры кроме персонажей и мобов</text:span></text:p>
        </text:list-item>
        <text:list-item>
          <text:p text:style-name="P9">pyfile —<text:span text:style-name="T33"> главные питон файлы </text:span></text:p>
        </text:list-item>
        <text:list-item>
          <text:p text:style-name="P9"><text:soft-page-break/>v2 – <text:span text:style-name="T33">папка с файлами от Назара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21:10:03.434189900</meta:creation-date>
    <dc:date>2026-01-14T15:39:23.006163000</dc:date>
    <meta:editing-duration>PT49M51S</meta:editing-duration>
    <meta:editing-cycles>7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22" meta:word-count="315" meta:character-count="2277" meta:non-whitespace-character-count="1967"/>
  </office:meta>
</office:document-meta>
</file>